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ResourcesTool.getResources( String bund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essageResources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ResourcesTool.configure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ResourcesTool.getLoca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